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336b" officeooo:paragraph-rsid="0007336b"/>
    </style:style>
    <style:style style:name="P2" style:family="paragraph" style:parent-style-name="Preformatted_20_Text">
      <style:text-properties officeooo:rsid="0008bf29" officeooo:paragraph-rsid="0008bf29"/>
    </style:style>
    <style:style style:name="P3" style:family="paragraph" style:parent-style-name="Preformatted_20_Text">
      <style:text-properties officeooo:rsid="0008bf29" officeooo:paragraph-rsid="0009bd15"/>
    </style:style>
    <style:style style:name="P4" style:family="paragraph" style:parent-style-name="Preformatted_20_Text">
      <style:text-properties officeooo:rsid="0009bd15" officeooo:paragraph-rsid="0009bd15"/>
    </style:style>
    <style:style style:name="P5" style:family="paragraph" style:parent-style-name="Preformatted_20_Text">
      <style:text-properties officeooo:rsid="000bafef" officeooo:paragraph-rsid="000bafef"/>
    </style:style>
    <style:style style:name="T1" style:family="text">
      <style:text-properties officeooo:rsid="0009b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第一个 Python 程序现在,了解了如何启动和退出</text:p>
      <text:p text:style-name="P1">3.2. 输入和输出</text:p>
      <text:p text:style-name="P1">1.print 语句也可以跟上多个字符串,用逗号“,”隔开，就可以连成一串输出：</text:p>
      <text:p text:style-name="P1">2.Python 提供了一个 raw_input,可以让用户输入字符串,并存放到一个变量里。</text:p>
      <text:p text:style-name="P2">3. raw_input可以让你显示一个字符串来提示用户，于是我们把代码改成:</text:p>
      <text:p text:style-name="P2">name = raw_input(‘Please enter your name:’)</text:p>
      <text:p text:style-name="P2">print ‘hello,’, name</text:p>
      <text:p text:style-name="P2">4.raw_input和print是在命令行下面最基本的输入和输出，但是，用户也可以通过其他更</text:p>
      <text:p text:style-name="P2">高级的图形界面完成输入和输出.</text:p>
      <text:p text:style-name="P2"/>
      <text:p text:style-name="P2">4. Python 基础</text:p>
      <text:p text:style-name="P3">1.Python<text:span text:style-name="T1">的语法比较简单，采用缩进方式,当语句以冒号“:”结尾时，缩进的语句视为代码块.</text:span></text:p>
      <text:p text:style-name="P3"><text:span text:style-name="T1">终坚持使用 4 个空格的缩进.</text:span></text:p>
      <text:p text:style-name="P4"/>
      <text:p text:style-name="P4">2.整数和浮点数在计算机内部存储的方式是不同的，整数运算永远是精确的（除法难道也是 精确的？是的！），而浮点数运算则可能会有四舍五入的误差。</text:p>
      <text:p text:style-name="P4"/>
      <text:p text:style-name="P4">3.如果字符串内部既包含 ' 又包含 " 怎么办？可以用转义字符 \ 来标识，比如：</text:p>
      <text:p text:style-name="P4">‘I\’m \”OK\”!’</text:p>
      <text:p text:style-name="P4"/>
      <text:p text:style-name="P4">转义字符 \ 可以转义很多字符，比如 \n 表示换行， \t 表示制表符，字符 \ 本身也要转 义，所以 \\ 表示的字符就是 \</text:p>
      <text:p text:style-name="P4"/>
      <text:p text:style-name="P4">制表符（也叫制表位)的功能是在不使用表格的情况下在垂直方向按列对齐文本。比较常见的应用包括名单、简单列表等。</text:p>
      <text:p text:style-name="P4"/>
      <text:p text:style-name="P4">Python 还允许用 r'' 表示 '' 内部的字符串默认不转义</text:p>
      <text:p text:style-name="P4">&gt;&gt;&gt;print r’\\\t\\’</text:p>
      <text:p text:style-name="P4">\\\t\\</text:p>
      <text:p text:style-name="P4"/>
      <text:p text:style-name="P5">如果字符串内部有很多换行，用 \n 写在一行里不好阅读，为了简化，Python 允许用 '''...''' 的格式表示多行内容</text:p>
      <text:p text:style-name="P5">&gt;&gt;&gt;print ‘’’line1</text:p>
      <text:p text:style-name="P5">...line2</text:p>
      <text:p text:style-name="P5">...line3’’’</text:p>
      <text:p text:style-name="P5">line1</text:p>
      <text:p text:style-name="P5">line2</text:p>
      <text:p text:style-name="P5">line3</text:p>
      <text:p text:style-name="P5"/>
      <text:p text:style-name="P5">4.not 运算是非运算，它是一个单目运算符，把True变成False, False变成True</text:p>
      <text:p text:style-name="P5"/>
      <text:p text:style-name="P5">5.在 Python 中，等号=是赋值语句，可以把任意数据类型赋值给变量，同一个变量可以反复赋值，而且可以是不同类型的变量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2T14:48:43.395161319</dc:date>
    <meta:editing-duration>PT3H9M11S</meta:editing-duration>
    <meta:editing-cycles>1</meta:editing-cycles>
    <meta:document-statistic meta:table-count="0" meta:image-count="0" meta:object-count="0" meta:page-count="1" meta:paragraph-count="29" meta:word-count="589" meta:character-count="888" meta:non-whitespace-character-count="833"/>
    <meta:generator>LibreOffice/5.1.6.2$Linux_X86_64 LibreOffice_project/10m0$Build-2</meta:generator>
  </office:meta>
</office:document-meta>
</file>